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62cm" svg:height="8.255cm" svg:x="11.541cm" svg:y="2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255cm" svg:height="8.255cm" svg:x="3.032cm" svg:y="2.524cm">
            <text:p text:style-name="P1">U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7.112cm" svg:height="4.127cm" svg:x="11.768cm" svg:y="6.402cm">
            <text:p text:style-name="P1">Core functional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7.112cm" svg:height="3.29cm" svg:x="11.768cm" svg:y="2.726cm">
            <text:p text:style-name="P1">Additional cod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1" draw:layer="layout" svg:width="4.445cm" svg:height="3.937cm" svg:x="5.427cm" svg:y="14.462cm">
          <text:p text:style-name="P1">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622cm" svg:height="2.984cm" svg:x="2.905cm" svg:y="19.796cm">
          <text:p text:style-name="P1">Core functional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3.937cm" svg:x="10.38cm" svg:y="14.462cm">
          <text:p text:style-name="P1">Additional cod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811cm" svg:y1="18.399cm" svg:x2="9.636cm" svg:y2="21.193cm">
          <text:p/>
        </draw:line>
        <draw:custom-shape draw:style-name="gr2" draw:text-style-name="P1" draw:layer="layout" svg:width="8.509cm" svg:height="3.302cm" svg:x="11.922cm" svg:y="19.669cm">
          <text:p text:style-name="P1">Processing algorith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922cm" svg:y1="21.193cm" svg:x2="9.636cm" svg:y2="21.1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09:01:14.176000000</meta:creation-date>
    <dc:date>2016-04-29T09:24:18.273000000</dc:date>
    <meta:editing-duration>PT7M53S</meta:editing-duration>
    <meta:editing-cycles>1</meta:editing-cycles>
    <meta:document-statistic meta:object-count="11"/>
    <meta:generator>LibreOffice/4.2.5.2$Windows_x86 LibreOffice_project/6ff819b65674ae6c83f3cbab9e4a4c2b292a7a94</meta:generator>
  </office:meta>
</office:document-meta>
</file>